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3-03-31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2-06-22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2-03-07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2-01-2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1-09-2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1-07-1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1-03-17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0-12-1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0-09-22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20-03-0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9-12-12 0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9-06-17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9-03-26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9-01-07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8-09-27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8-06-28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7-03-11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6-10-07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6-03-1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6-01-1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5-09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5-06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5-03-12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5-01-2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4-10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4-06-1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4-03-12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4-01-1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3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3-06-2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00425</text:p>
          </table:table-cell>
          <table:table-cell office:value-type="string" calcext:value-type="string">
            <text:p>2013-03-14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